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Ari" svg:font-family="Ari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P1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3" style:parent-style-name="Standard" style:family="paragraph">
      <style:paragraph-properties fo:margin-top="0cm" fo:line-height="100%" fo:margin-bottom="0cm" loext:contextual-spacing="false"/>
      <style:text-properties officeooo:paragraph-rsid="001fb5bd" style:font-size-asian="12pt" style:font-name="Arial" fo:font-size="12pt" style:font-size-complex="12pt"/>
    </style:style>
    <style:style style:name="P4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5" style:parent-style-name="Standard" style:family="paragraph">
      <style:paragraph-properties fo:margin-top="0cm" fo:line-height="100%" fo:margin-bottom="0cm" loext:contextual-spacing="false"/>
      <style:text-properties officeooo:paragraph-rsid="001fb5bd" fo:font-style="normal" style:font-size-asian="12pt" style:font-name="Arial" style:font-size-complex="12pt" fo:font-size="12pt" style:font-style-asian="normal" style:font-style-complex="normal"/>
    </style:style>
    <style:style style:name="P6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7" style:parent-style-name="Header" style:family="paragraph">
      <style:paragraph-properties fo:text-align="end" style:justify-single-word="false"/>
    </style:style>
    <style:style style:name="T1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2" style:family="text">
      <style:text-properties fo:font-weight="bold" style:font-size-asian="9pt" style:font-size-complex="9pt" style:font-name-asian="Times New Roman" fo:font-size="9pt" style:font-weight-asian="bold" style:font-weight-complex="bold" fo:color="#17365d" style:font-name-complex="Times New Roman"/>
    </style:style>
    <style:style style:name="T3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4" style:family="text">
      <style:text-properties style:font-size-asian="9pt" style:font-name="Verdana" style:font-size-complex="9pt" style:font-name-asian="Times New Roman" fo:font-size="9pt" fo:color="#000000" style:font-name-complex="Times New Roman"/>
    </style:style>
    <style:style style:name="T5" style:family="text">
      <style:text-properties fo:font-style="italic" style:font-size-asian="9pt" style:font-name="Verdana" style:font-size-complex="9pt" style:font-name-asian="Times New Roman" fo:font-size="9pt" style:font-style-asian="italic" fo:color="#000000" style:font-name-complex="Times New Roman"/>
    </style:style>
    <style:style style:name="T6" style:family="text">
      <style:text-properties fo:font-style="italic" style:font-size-asian="9pt" style:font-name="Verdana" style:font-size-complex="9pt" officeooo:rsid="001ce1d2" style:font-name-asian="Times New Roman" fo:font-size="9pt" style:font-style-asian="italic" fo:color="#000000" style:font-name-complex="Times New Roman"/>
    </style:style>
    <style:style style:name="T7" style:family="text">
      <style:text-properties style:font-size-asian="9pt" style:font-size-complex="9pt" style:font-name-asian="Times New Roman" fo:font-size="9pt" fo:color="#000000" style:font-name-complex="Times New Roman"/>
    </style:style>
    <style:style style:name="T8" style:family="text">
      <style:text-properties fo:font-style="italic" style:font-size-asian="9pt" style:font-size-complex="9pt" style:font-name-asian="Times New Roman" fo:font-size="9pt" style:font-style-asian="italic" fo:color="#000000" style:font-name-complex="Times New Roman"/>
    </style:style>
    <style:style style:name="T9" style:family="text">
      <style:text-properties fo:font-style="italic" style:font-size-asian="9pt" style:font-size-complex="9pt" officeooo:rsid="001ce1d2" style:font-name-asian="Times New Roman" fo:font-size="9pt" style:font-style-asian="italic" fo:color="#000000" style:font-name-complex="Times New Roman"/>
    </style:style>
    <style:style style:name="T10" style:family="text">
      <style:text-properties fo:color="#000000" style:font-name-complex="Times New Roman" style:font-name-asian="Times New Roman"/>
    </style:style>
    <style:style style:name="T11" style:family="text">
      <style:text-properties officeooo:rsid="001e2127" fo:color="#000000" style:font-name-complex="Times New Roman" style:font-name-asian="Times New Roman"/>
    </style:style>
    <style:style style:name="T12" style:family="text">
      <style:text-properties officeooo:rsid="001ce1d2" fo:color="#000000" style:font-name-complex="Times New Roman" style:font-name-asian="Times New Roman"/>
    </style:style>
    <style:style style:name="T13" style:family="text">
      <style:text-properties fo:color="#000000" fo:font-style="italic" style:font-name-complex="Times New Roman" style:font-name-asian="Times New Roman" style:font-style-asian="italic"/>
    </style:style>
    <style:style style:name="T14" style:family="text">
      <style:text-properties fo:font-style="italic" officeooo:rsid="001ce1d2" style:font-name-asian="Times New Roman" style:font-style-asian="italic" fo:color="#000000" style:font-name-complex="Times New Roman"/>
    </style:style>
    <style:style style:name="T15" style:family="text">
      <style:text-properties fo:font-style="italic" officeooo:rsid="001e2127" style:font-name-asian="Times New Roman" style:font-style-asian="italic" fo:color="#000000" style:font-name-complex="Times New Roman"/>
    </style:style>
    <style:style style:name="T16" style:family="text">
      <style:text-properties officeooo:rsid="001ce1d2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6">ANTECEDENTE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4"><text:span text:style-name="T3">Cliente</text:span><text:span text:style-name="T10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5"><text:span text:style-name="T3">Proyecto-Código</text:span><text:span text:style-name="T10">: <text:s/></text:span><text:span text:style-name="T12"><office:annotation><dc:creator>POD</dc:creator><dc:date>2015-03-10T16:43:01</dc:date><text:p>Error while evaluating expression "Proyecto['nombre']". list indices must be integers, not str</text:p></office:annotation></text:span><text:span text:style-name="T12"> </text:span>: <text:span text:style-name="T12"><office:annotation><dc:creator>POD</dc:creator><dc:date>2015-03-10T16:43:01</dc:date><text:p>Error while evaluating expression "Proyecto['codigo']". list indices must be integers, not str</text:p></office:annotation>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5"><text:span text:style-name="T3">Solicitado por</text:span><text:span text:style-name="T10">: </text:span><text:span text:style-name="T11"><office:annotation><dc:creator>POD</dc:creator><dc:date>2015-03-10T16:43:01</dc:date><text:p>Error while evaluating expression "Proyecto['persona']". list indices must be integers, not str</text:p></office:annotation></text:span></text:p>
          </table:table-cell>
          <table:table-cell office:value-type="string" table:style-name="Table1.A1">
            <text:p text:style-name="P5"><text:span text:style-name="T3">Fecha de Solicitud</text:span><text:span text:style-name="T10">: </text:span><text:span text:style-name="T11"><office:annotation><dc:creator>POD</dc:creator><dc:date>2015-03-10T16:43:01</dc:date><text:p>Error while evaluating expression "Proyecto['fecha_solicita']". list indices must be integers, not str</text:p></office:annotation>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3"><text:span text:style-name="T3">Fecha de entrega material</text:span><text:span text:style-name="T10">: </text:span><text:span text:style-name="T11"><office:annotation><dc:creator>POD</dc:creator><dc:date>2015-03-10T16:43:01</dc:date><text:p>Error while evaluating expression "Proyecto['fecha_entrega']". list indices must be integers, not str</text:p></office:annotation></text:span>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Ari" svg:font-family="Ari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Header" style:family="paragraph">
      <style:paragraph-properties fo:text-align="end" style:justify-single-word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0T16:09:40.364771984</dc:date>
    <meta:editing-duration>PT26M16S</meta:editing-duration>
    <meta:editing-cycles>3</meta:editing-cycles>
    <meta:generator>LibreOffice/4.3.5.2.0$Linux_X86_64 LibreOffice_project/430m0$Build-2</meta:generator>
    <meta:document-statistic meta:table-count="1" meta:image-count="0" meta:object-count="0" meta:page-count="1" meta:paragraph-count="6" meta:word-count="23" meta:character-count="246" meta:non-whitespace-character-count="226"/>
  </office:meta>
</office:document-meta>
</file>